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1682c9" officeooo:paragraph-rsid="001682c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officeooo:rsid="001682c9" officeooo:paragraph-rsid="001682c9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style:font-name="Garamond" fo:font-size="10pt" officeooo:rsid="001682c9" officeooo:paragraph-rsid="001682c9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officeooo:rsid="001682c9" officeooo:paragraph-rsid="001682c9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9"/>
            <text:p text:style-name="P27">Joshua Castillo</text:p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28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0">IV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31">Routing error on tutor side</text:p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31">x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>x</text:p>
          </table:table-cell>
          <table:table-cell table:style-name="Table4.F2" office:value-type="string">
            <text:p text:style-name="P3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32">x</text:p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8034132905307542746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36:18.242302463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3" meta:word-count="460" meta:character-count="2744" meta:non-whitespace-character-count="2211"/>
    <meta:template xlink:type="simple" xlink:actuate="onRequest" xlink:title="" xlink:href="Normal"/>
  </office:meta>
</office:document-meta>
</file>